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1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1.83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518cm" svg:height="4.126cm" svg:x="9.981cm" svg:y="4.677cm">
            <text:p text:style-name="P1">DB</text:p>
          </draw:rect>
          <draw:ellipse draw:style-name="gr2" draw:text-style-name="P1" draw:layer="layout" svg:width="3.518cm" svg:height="1.111cm" svg:x="9.981cm" svg:y="4.2cm">
            <text:p/>
          </draw:ellipse>
          <draw:ellipse draw:style-name="gr2" draw:text-style-name="P1" draw:layer="layout" svg:width="3.518cm" svg:height="1.111cm" svg:x="9.981cm" svg:y="8.17cm">
            <text:p/>
          </draw:ellipse>
        </draw:g>
        <draw:rect draw:style-name="gr1" draw:text-style-name="P2" draw:layer="layout" svg:width="7.92cm" svg:height="0.887cm" svg:x="7.78cm" svg:y="11.513cm">
          <text:p text:style-name="P1"><text:span text:style-name="T1">Hibernate</text:span></text:p>
        </draw:rect>
        <draw:rect draw:style-name="gr1" draw:text-style-name="P3" draw:layer="layout" svg:width="7.92cm" svg:height="2.232cm" svg:x="7.78cm" svg:y="17.69cm">
          <text:p text:style-name="P1"><text:span text:style-name="T2">Repository</text:span></text:p>
        </draw:rect>
        <draw:rect draw:style-name="gr1" draw:text-style-name="P1" draw:layer="layout" svg:width="7.92cm" svg:height="2.234cm" svg:x="7.78cm" svg:y="22.154cm">
          <text:p text:style-name="P1">(G)UI</text:p>
        </draw:rect>
        <draw:rect draw:style-name="gr1" draw:text-style-name="P1" draw:layer="layout" svg:width="6.705cm" svg:height="2.64cm" draw:transform="skewX (-0.0003490658503988) rotate (1.57271618897179) translate (2.513cm 24.4cm)">
          <text:p text:style-name="P1">Event</text:p>
        </draw:rect>
        <draw:line draw:style-name="gr3" draw:text-style-name="P1" draw:layer="layout" svg:x1="11.74cm" svg:y1="11.513cm" svg:x2="11.74cm" svg:y2="9.28cm">
          <text:p/>
        </draw:line>
        <draw:line draw:style-name="gr3" draw:text-style-name="P1" draw:layer="layout" svg:x1="11.74cm" svg:y1="22.156cm" svg:x2="11.74cm" svg:y2="19.923cm">
          <text:p/>
        </draw:line>
        <draw:line draw:style-name="gr3" draw:text-style-name="P1" draw:layer="layout" svg:x1="11.74cm" svg:y1="17.69cm" svg:x2="11.74cm" svg:y2="15.457cm">
          <text:p/>
        </draw:line>
        <draw:line draw:style-name="gr3" draw:text-style-name="P1" draw:layer="layout" svg:x1="7.736cm" svg:y1="18.806cm" svg:x2="5.096cm" svg:y2="18.806cm">
          <text:p/>
        </draw:line>
        <draw:frame draw:style-name="gr4" draw:text-style-name="P4" draw:layer="layout" svg:width="1.382cm" svg:height="0.888cm" svg:x="6.027cm" svg:y="17.839cm">
          <draw:text-box>
            <text:p text:style-name="P1"><text:span text:style-name="T3">fire</text:span></text:p>
          </draw:text-box>
        </draw:frame>
        <draw:frame draw:style-name="gr5" draw:text-style-name="P5" draw:layer="layout" svg:width="1.73cm" svg:height="1.19cm" svg:x="5.6cm" svg:y="22.345cm">
          <draw:text-box>
            <text:p><text:span text:style-name="T3">listen</text:span></text:p>
          </draw:text-box>
        </draw:frame>
        <draw:line draw:style-name="gr3" draw:text-style-name="P1" draw:layer="layout" svg:x1="5.142cm" svg:y1="23.272cm" svg:x2="7.782cm" svg:y2="23.272cm">
          <text:p/>
        </draw:line>
        <draw:frame draw:style-name="gr6" draw:text-style-name="P6" draw:layer="layout" svg:width="18cm" svg:height="1.8cm" svg:x="1.6cm" svg:y="1.7cm">
          <draw:text-box>
            <text:p text:style-name="P1"><text:span text:style-name="T4">Architektonischer Aufbau</text:span></text:p>
          </draw:text-box>
        </draw:frame>
        <draw:frame draw:style-name="gr7" draw:text-style-name="P5" draw:layer="layout" svg:width="2.103cm" svg:height="0.85cm" svg:x="12.001cm" svg:y="20.7cm">
          <draw:text-box>
            <text:p><text:span text:style-name="T3">CRUD</text:span></text:p>
          </draw:text-box>
        </draw:frame>
        <draw:rect draw:style-name="gr1" draw:text-style-name="P2" draw:layer="layout" svg:width="7.92cm" svg:height="0.886cm" svg:x="7.78cm" svg:y="14.614cm">
          <text:p text:style-name="P1"><text:span text:style-name="T1">JPA</text:span></text:p>
        </draw:rect>
        <draw:line draw:style-name="gr3" draw:text-style-name="P1" draw:layer="layout" svg:x1="11.74cm" svg:y1="14.614cm" svg:x2="11.74cm" svg:y2="12.381cm">
          <text:p/>
        </draw:line>
        <draw:custom-shape draw:style-name="gr8" draw:text-style-name="P1" draw:layer="layout" svg:width="12.9cm" svg:height="1.5cm" draw:transform="rotate (1.5707963267946) translate (17.5cm 24.4cm)">
          <text:p text:style-name="P1">Ent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5.7cm" svg:y1="15cm" svg:x2="17.5cm" svg:y2="15cm">
          <text:p/>
        </draw:line>
        <draw:line draw:style-name="gr9" draw:text-style-name="P1" draw:layer="layout" svg:x1="15.7cm" svg:y1="11.9cm" svg:x2="17.5cm" svg:y2="11.9cm">
          <text:p/>
        </draw:line>
        <draw:line draw:style-name="gr9" draw:text-style-name="P1" draw:layer="layout" svg:x1="15.7cm" svg:y1="18.7cm" svg:x2="17.5cm" svg:y2="18.7cm">
          <text:p/>
        </draw:line>
        <draw:line draw:style-name="gr9" draw:text-style-name="P1" draw:layer="layout" svg:x1="15.7cm" svg:y1="23.2cm" svg:x2="17.5cm" svg:y2="2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Ludwig</meta:initial-creator>
    <meta:creation-date>2014-02-19T10:43:40.66</meta:creation-date>
    <dc:date>2014-02-20T07:52:20.45</dc:date>
    <dc:creator>Pascal Ludwig</dc:creator>
    <meta:editing-duration>PT21M38S</meta:editing-duration>
    <meta:editing-cycles>3</meta:editing-cycles>
    <meta:generator>OpenOffice/4.0.1$Win32 OpenOffice.org_project/401m5$Build-9714</meta:generator>
    <meta:document-statistic meta:object-count="24"/>
  </office:meta>
</office:document-meta>
</file>